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DejaVu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6e96" officeooo:paragraph-rsid="0018d94f"/>
    </style:style>
    <style:style style:name="P2" style:family="paragraph" style:parent-style-name="Standard">
      <style:paragraph-properties fo:text-align="center" style:justify-single-word="false"/>
      <style:text-properties fo:language="pl" fo:country="PL"/>
    </style:style>
    <style:style style:name="P3" style:family="paragraph" style:parent-style-name="Standard">
      <style:paragraph-properties fo:text-align="center" style:justify-single-word="false"/>
      <style:text-properties fo:language="pl" fo:country="PL" officeooo:rsid="00156e96" officeooo:paragraph-rsid="00156e96"/>
    </style:style>
    <style:style style:name="P4" style:family="paragraph" style:parent-style-name="Standard">
      <style:paragraph-properties fo:text-align="start" style:justify-single-word="false"/>
      <style:text-properties fo:language="pl" fo:country="PL" officeooo:rsid="00156e96" officeooo:paragraph-rsid="0018d94f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156e96" officeooo:paragraph-rsid="00156e96"/>
    </style:style>
    <style:style style:name="P6" style:family="paragraph" style:parent-style-name="Standard">
      <style:paragraph-properties fo:text-align="start" style:justify-single-word="false"/>
      <style:text-properties fo:language="pl" fo:country="PL" officeooo:rsid="00156e96" officeooo:paragraph-rsid="00198999"/>
    </style:style>
    <style:style style:name="P7" style:family="paragraph" style:parent-style-name="Standard">
      <style:paragraph-properties fo:text-align="start" style:justify-single-word="false"/>
      <style:text-properties fo:language="pl" fo:country="PL" fo:font-weight="bold" officeooo:rsid="00156e96" officeooo:paragraph-rsid="00156e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l" fo:country="PL" fo:font-weight="bold" officeooo:rsid="00169028" officeooo:paragraph-rsid="0016902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l" fo:country="PL" fo:font-weight="bold" officeooo:rsid="0018d94f" officeooo:paragraph-rsid="0018d94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l" fo:country="PL" officeooo:rsid="00169028" officeooo:paragraph-rsid="00169028"/>
    </style:style>
    <style:style style:name="P11" style:family="paragraph" style:parent-style-name="Standard">
      <style:paragraph-properties fo:text-align="start" style:justify-single-word="false"/>
      <style:text-properties fo:language="pl" fo:country="PL" officeooo:rsid="0018624e" officeooo:paragraph-rsid="0018624e"/>
    </style:style>
    <style:style style:name="P12" style:family="paragraph" style:parent-style-name="Standard">
      <style:paragraph-properties fo:text-align="start" style:justify-single-word="false"/>
      <style:text-properties fo:language="pl" fo:country="PL" officeooo:rsid="0018d94f" officeooo:paragraph-rsid="0018d94f"/>
    </style:style>
    <style:style style:name="P13" style:family="paragraph" style:parent-style-name="Standard">
      <style:paragraph-properties fo:text-align="start" style:justify-single-word="false"/>
      <style:text-properties fo:language="pl" fo:country="PL" officeooo:rsid="001d7382" officeooo:paragraph-rsid="001d7382"/>
    </style:style>
    <style:style style:name="T1" style:family="text">
      <style:text-properties officeooo:rsid="0016902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8624e"/>
    </style:style>
    <style:style style:name="T5" style:family="text">
      <style:text-properties officeooo:rsid="0018d94f"/>
    </style:style>
    <style:style style:name="T6" style:family="text">
      <style:text-properties officeooo:rsid="00198999"/>
    </style:style>
    <style:style style:name="T7" style:family="text">
      <style:text-properties fo:language="pl" fo:country="PL"/>
    </style:style>
    <style:style style:name="T8" style:family="text">
      <style:text-properties fo:language="pl" fo:country="PL" officeooo:rsid="0018d94f"/>
    </style:style>
    <style:style style:name="T9" style:family="text">
      <style:text-properties fo:language="pl" fo:country="PL" officeooo:rsid="00198999"/>
    </style:style>
    <style:style style:name="T10" style:family="text">
      <style:text-properties officeooo:rsid="001ad1bc"/>
    </style:style>
    <style:style style:name="T11" style:family="text">
      <style:text-properties officeooo:rsid="001b3e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PP</text:p>
      <text:p text:style-name="P2"><text:span text:style-name="T5">zad 2. - </text:span>Deklaracja języka</text:p>
      <text:p text:style-name="P2">Michał Woś, mw336071</text:p>
      <text:p text:style-name="P3"/>
      <text:p text:style-name="P3"/>
      <text:p text:style-name="P7">1. Wstęp</text:p>
      <text:p text:style-name="P4"/>
      <text:p text:style-name="P1"><text:span text:style-name="T7">"Trzon" języka wzorowany na C </text:span><text:span text:style-name="T8">(gcc 4.8.2, standard C99)</text:span><text:span text:style-name="T7">.  </text:span><text:span text:style-name="T9">Wzorowałem się na gramatyce</text:span><text:span text:style-name="T7"> C, </text:span><text:span text:style-name="T9">modyfikując</text:span><text:span text:style-name="T7">: </text:span><text:a xlink:type="simple" xlink:href="https://github.com/BNFC/bnfc/blob/master/examples/C/C.cf">https://github.com/BNFC/bnfc/blob/master/examples/C/C.cf</text:a></text:p>
      <text:p text:style-name="P13">Gramatyka w notacji Labeled BNF (plik <text:span text:style-name="T2">deklaracja.cf</text:span><text:span text:style-name="T3">).</text:span></text:p>
      <text:p text:style-name="P7"/>
      <text:p text:style-name="P7">2. Konstrukcje, które planuję zrealizować - w odwołaniu do sugerowanej listy wymagań:</text:p>
      <text:p text:style-name="P7"/>
      <text:p text:style-name="P5">„Na 8 pkt.”: 1, 2, 3, 4, 5, 6</text:p>
      <text:p text:style-name="P5">„Na 16 pkt.”: 1, 2, 3, 4, 5, 6 b), 6 d)</text:p>
      <text:p text:style-name="P6">„Na 20 pkt.”: 1, 2, 3, 4 <text:span text:style-name="T11">(tylko funkcje)</text:span>, 5 <text:span text:style-name="T6">b), switch <text:s/></text:span></text:p>
      <text:p text:style-name="P6">„Na 24 pkt.”: 1, <text:span text:style-name="T1">2: break, continue </text:span></text:p>
      <text:p text:style-name="P5"/>
      <text:p text:style-name="P5"/>
      <text:p text:style-name="P7">3. Spośród wymienionych konstrukcji, nietypowe dla <text:span text:style-name="T10">wspomnianego standardu </text:span>C są:</text:p>
      <text:p text:style-name="P8"/>
      <text:p text:style-name="P10">- Jawne wypisywanie wartości na wyjście (instrukcja lub wbudowana procedura print).</text:p>
      <text:p text:style-name="P10">Działanie jak <text:span text:style-name="T2">puts</text:span><text:span text:style-name="T3"> w C, ale dla dowolnego typu.</text:span></text:p>
      <text:p text:style-name="P11"/>
      <text:p text:style-name="P9">4. Przykładowe <text:span text:style-name="T6">poprawnie syntaktycznie </text:span>kody w plikach sample*.c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" svg:font-family="DejaVuSans, 'DejaVu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3:06:46.324596546</meta:creation-date>
    <dc:date>2015-04-12T19:11:45.288401793</dc:date>
    <meta:editing-duration>PT1H48M37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5" meta:word-count="125" meta:character-count="787" meta:non-whitespace-character-count="672"/>
  </office:meta>
</office:document-meta>
</file>